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erif1" svg:font-family="'Liberation Serif'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ubtitle">
      <style:text-properties officeooo:rsid="0019c073" officeooo:paragraph-rsid="0019c073"/>
    </style:style>
    <style:style style:name="P3" style:family="paragraph" style:parent-style-name="Subtitle">
      <style:text-properties fo:font-size="22pt" officeooo:rsid="0019c073" officeooo:paragraph-rsid="0019c073" style:font-size-asian="22pt" style:font-size-complex="22pt"/>
    </style:style>
    <style:style style:name="P4" style:family="paragraph" style:parent-style-name="Subtitle" style:master-page-name="First_20_Page">
      <style:paragraph-properties style:page-number="auto"/>
      <style:text-properties officeooo:rsid="0019c073" officeooo:paragraph-rsid="0019c073"/>
    </style:style>
    <style:style style:name="P5" style:family="paragraph" style:parent-style-name="Text_20_body">
      <style:text-properties officeooo:rsid="0019c073" officeooo:paragraph-rsid="0019c073"/>
    </style:style>
    <style:style style:name="P6" style:family="paragraph" style:parent-style-name="Text_20_body">
      <style:paragraph-properties fo:text-align="center" style:justify-single-word="false"/>
      <style:text-properties officeooo:rsid="0019c073" officeooo:paragraph-rsid="0019c073"/>
    </style:style>
    <style:style style:name="P7" style:family="paragraph" style:parent-style-name="Title">
      <style:text-properties fo:font-size="32pt" officeooo:rsid="0019c073" officeooo:paragraph-rsid="0019c073" style:font-size-asian="32pt" style:font-size-complex="32pt"/>
    </style:style>
    <style:style style:name="P8" style:family="paragraph" style:parent-style-name="Heading">
      <style:paragraph-properties fo:text-align="center" style:justify-single-word="false"/>
    </style:style>
    <style:style style:name="P9" style:family="paragraph" style:parent-style-name="Heading">
      <style:paragraph-properties fo:margin-top="0.222cm" fo:margin-bottom="0.011cm" loext:contextual-spacing="false" fo:text-align="end" style:justify-single-word="false"/>
    </style:style>
    <style:style style:name="P10" style:family="paragraph" style:parent-style-name="Standard">
      <style:paragraph-properties fo:text-align="center" style:justify-single-word="false" fo:break-before="page"/>
    </style:style>
    <style:style style:name="P11" style:family="paragraph" style:parent-style-name="Standard">
      <style:paragraph-properties fo:text-align="center" style:justify-single-word="false" fo:break-before="page"/>
      <style:text-properties officeooo:paragraph-rsid="001a91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/>
      <text:p text:style-name="P3">METODOLOGÍA DE DESARROLLO ÁGIL</text:p>
      <text:p text:style-name="P5"/>
      <text:p text:style-name="P5"/>
      <text:p text:style-name="P5"/>
      <text:p text:style-name="P5"/>
      <text:p text:style-name="P5"/>
      <text:p text:style-name="P5"/>
      <text:p text:style-name="P7">SEMINARIO 2</text:p>
      <text:p text:style-name="P2">LAS PERSONAS Y LOS ESCENARIOS</text:p>
      <text:p text:style-name="P6"/>
      <text:p text:style-name="P6"/>
      <text:p text:style-name="P6"/>
      <text:p text:style-name="P6"/>
      <text:h text:style-name="P1" text:outline-level="1">Grupo 2.2</text:h>
      <text:p text:style-name="P8">3 de Octubre de 2019</text:p>
      <text:p text:style-name="P5"/>
      <text:p text:style-name="P5"/>
      <text:p text:style-name="P5"/>
      <text:p text:style-name="P5"/>
      <text:p text:style-name="P5"/>
      <text:p text:style-name="P9">David Infante Casas</text:p>
      <text:p text:style-name="P9">Laura Gómez Garrido</text:p>
      <text:p text:style-name="P9">Pedro Bonilla Nadal</text:p>
      <text:p text:style-name="P9">Juan Ocaña Valenzuela</text:p>
      <text:p text:style-name="P9">Antonio Martín Rui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erif1" svg:font-family="'Liberation Serif'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46cm" style:type="center"/>
          <style:tab-stop style:position="15.293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805cm" fo:margin-right="2.903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7:46:18.315547823</meta:creation-date>
    <dc:date>2019-10-02T19:06:46.657372688</dc:date>
    <meta:editing-duration>PT48S</meta:editing-duration>
    <meta:editing-cycles>1</meta:editing-cycles>
    <meta:document-statistic meta:table-count="0" meta:image-count="0" meta:object-count="0" meta:page-count="1" meta:paragraph-count="10" meta:word-count="33" meta:character-count="196" meta:non-whitespace-character-count="173"/>
    <meta:generator>LibreOffice/6.0.7.3$Linux_X86_64 LibreOffice_project/00m0$Build-3</meta:generator>
  </office:meta>
</office:document-meta>
</file>